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arial" svg:font-family="arial,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1" svg:font-family="Times, '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pt" fo:country="BR" style:font-size-asian="10.5pt"/>
    </style:style>
    <style:style style:name="P2" style:family="paragraph" style:parent-style-name="Standard">
      <style:paragraph-properties fo:text-align="justify" style:justify-single-word="false"/>
      <style:text-properties fo:language="pt" fo:country="BR" style:font-size-asian="10.5pt"/>
    </style:style>
    <style:style style:name="P3" style:family="paragraph" style:parent-style-name="Standard">
      <style:paragraph-properties fo:text-align="justify" style:justify-single-word="false"/>
      <style:text-properties fo:color="#000000" fo:language="pt" fo:country="BR" style:font-size-asian="10.5pt"/>
    </style:style>
    <style:style style:name="P4" style:family="paragraph" style:parent-style-name="Standard">
      <style:paragraph-properties fo:line-height="100%" fo:text-align="justify" style:justify-single-word="false"/>
      <style:text-properties fo:color="#000000" fo:language="pt" fo:country="BR" style:font-size-asian="10.5pt"/>
    </style:style>
    <style:style style:name="P5" style:family="paragraph" style:parent-style-name="Standard">
      <style:paragraph-properties fo:text-align="justify" style:justify-single-word="false"/>
      <style:text-properties fo:color="#000000" style:font-name="Liberation Serif" fo:language="pt" fo:country="BR" style:font-size-asian="10.5pt"/>
    </style:style>
    <style:style style:name="P6" style:family="paragraph" style:parent-style-name="Standard">
      <style:paragraph-properties fo:text-align="justify" style:justify-single-word="false"/>
      <style:text-properties fo:color="#000000" style:font-name="Liberation Serif" fo:font-size="12pt" fo:language="pt" fo:country="BR" fo:font-weight="normal" fo:background-color="transparent" style:font-name-asian="Times New Roman" style:font-size-asian="12pt" style:font-name-complex="Times" style:font-size-complex="12pt"/>
    </style:style>
    <style:style style:name="P7" style:family="paragraph" style:parent-style-name="Standard">
      <style:paragraph-properties fo:text-align="justify" style:justify-single-word="false"/>
      <style:text-properties fo:color="#000000" style:font-name="Liberation Serif" fo:font-size="12pt" fo:language="pt" fo:country="BR" fo:font-weight="normal" fo:background-color="transparent" style:font-name-asian="Times New Roman" style:font-size-asian="12pt" style:font-name-complex="Times1" style:font-size-complex="12pt"/>
    </style:style>
    <style:style style:name="P8" style:family="paragraph" style:parent-style-name="Standard">
      <style:paragraph-properties fo:line-height="100%" fo:text-align="justify" style:justify-single-word="false"/>
      <style:text-properties fo:color="#000000" style:font-name="Liberation Serif" fo:font-size="12pt" fo:language="pt" fo:country="BR" fo:font-weight="normal" fo:background-color="transparent" style:font-name-asian="Times New Roman" style:font-size-asian="12pt" style:font-name-complex="Times1" style:font-size-complex="12pt"/>
    </style:style>
    <style:style style:name="P9" style:family="paragraph" style:parent-style-name="Standard">
      <style:paragraph-properties fo:text-align="justify" style:justify-single-word="false"/>
      <style:text-properties fo:color="#000000" style:font-name="Liberation Serif" fo:font-size="12pt" fo:language="pt" fo:country="BR" fo:font-weight="bold" fo:background-color="transparent" style:font-name-asian="Times New Roman" style:font-size-asian="12pt" style:font-weight-asian="bold" style:font-name-complex="Times1" style:font-size-complex="12pt" style:font-weight-complex="bold"/>
    </style:style>
    <style:style style:name="P10" style:family="paragraph" style:parent-style-name="Standard">
      <style:paragraph-properties fo:text-align="justify" style:justify-single-word="false"/>
      <style:text-properties fo:color="#000000" style:font-name="Liberation Serif" fo:font-size="12pt" fo:language="pt" fo:country="BR" fo:font-weight="bold" fo:background-color="transparent" style:font-name-asian="Times New Roman" style:font-size-asian="12pt" style:font-weight-asian="bold" style:font-name-complex="Times" style:font-size-complex="12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line-height="100%" fo:text-align="justify" style:justify-single-word="false"/>
    </style:style>
    <style:style style:name="P13" style:family="paragraph" style:parent-style-name="Reference">
      <style:paragraph-properties fo:text-align="justify" style:justify-single-word="false"/>
      <style:text-properties fo:color="#000000" fo:language="pt" fo:country="BR" style:font-size-asian="10.5pt"/>
    </style:style>
    <style:style style:name="P14" style:family="paragraph" style:parent-style-name="Reference">
      <style:paragraph-properties fo:margin-top="0.0835in" fo:margin-bottom="0in" fo:text-align="justify" style:justify-single-word="false" fo:orphans="2" fo:widows="2" fo:hyphenation-ladder-count="no-limit" style:writing-mode="lr-tb"/>
      <style:text-properties fo:color="#000000" fo:language="pt" fo:country="BR" style:font-size-asian="10.5pt" fo:hyphenate="false" fo:hyphenation-remain-char-count="2" fo:hyphenation-push-char-count="2"/>
    </style:style>
    <style:style style:name="P15" style:family="paragraph" style:parent-style-name="Reference">
      <style:paragraph-properties fo:margin-top="0.0835in" fo:margin-bottom="0in" fo:text-align="justify" style:justify-single-word="false" fo:orphans="2" fo:widows="2" fo:hyphenation-ladder-count="no-limit" style:writing-mode="lr-tb"/>
      <style:text-properties fo:color="#000000" fo:font-size="12pt" fo:language="en" fo:country="US" style:font-name-asian="Times New Roman1" style:font-size-asian="12pt" style:language-asian="zh" style:country-asian="CN" style:font-name-complex="Times" style:font-size-complex="10pt" style:language-complex="ar" style:country-complex="SA" fo:hyphenate="false" fo:hyphenation-remain-char-count="2" fo:hyphenation-push-char-count="2"/>
    </style:style>
    <style:style style:name="P16" style:family="paragraph" style:parent-style-name="Reference">
      <style:paragraph-properties fo:margin-top="0.0835in" fo:margin-bottom="0in" fo:text-align="justify" style:justify-single-word="false" fo:orphans="2" fo:widows="2" fo:hyphenation-ladder-count="no-limit" style:writing-mode="lr-tb"/>
      <style:text-properties fo:color="#000000" fo:font-size="12pt" fo:language="en" fo:country="US" style:text-underline-style="none" style:font-name-asian="Times New Roman1" style:font-size-asian="12pt" style:language-asian="zh" style:country-asian="CN" style:font-name-complex="Times" style:font-size-complex="10pt" style:language-complex="ar" style:country-complex="SA" fo:hyphenate="false" fo:hyphenation-remain-char-count="2" fo:hyphenation-push-char-count="2"/>
    </style:style>
    <style:style style:name="P17" style:family="paragraph" style:parent-style-name="Reference">
      <style:paragraph-properties fo:margin-top="0.0835in" fo:margin-bottom="0in" fo:text-align="justify" style:justify-single-word="false" fo:orphans="2" fo:widows="2" fo:hyphenation-ladder-count="no-limit" style:writing-mode="lr-tb"/>
      <style:text-properties fo:color="#000000" fo:language="en" fo:country="US" style:font-name-asian="Times New Roman1" style:language-asian="zh" style:country-asian="CN" style:font-name-complex="Times" style:font-size-complex="10pt" style:language-complex="ar" style:country-complex="SA" fo:hyphenate="false" fo:hyphenation-remain-char-count="2" fo:hyphenation-push-char-count="2"/>
    </style:style>
    <style:style style:name="P18" style:family="paragraph" style:parent-style-name="Reference">
      <style:paragraph-properties fo:margin-top="0.0835in" fo:margin-bottom="0in" fo:text-align="justify" style:justify-single-word="false" fo:orphans="2" fo:widows="2" fo:hyphenation-ladder-count="no-limit" style:writing-mode="lr-tb"/>
      <style:text-properties fo:color="#000000" style:font-name="Liberation Serif" fo:font-size="12pt" fo:language="pt" fo:country="BR" style:text-underline-style="none" fo:font-weight="normal" fo:background-color="transparent" style:font-name-asian="Times New Roman" style:font-size-asian="10.5pt" style:language-asian="zh" style:country-asian="CN" style:font-name-complex="Times1" style:font-size-complex="12pt" style:language-complex="ar" style:country-complex="SA" fo:hyphenate="false" fo:hyphenation-remain-char-count="2" fo:hyphenation-push-char-count="2"/>
    </style:style>
    <style:style style:name="P19" style:family="paragraph" style:parent-style-name="Reference">
      <style:paragraph-properties fo:margin-top="0.0835in" fo:margin-bottom="0in" fo:text-align="justify" style:justify-single-word="false" fo:orphans="2" fo:widows="2" fo:hyphenation-ladder-count="no-limit" style:writing-mode="lr-tb"/>
      <style:text-properties fo:color="#000000" style:font-name="Liberation Serif" fo:font-size="12pt" fo:language="pt" fo:country="BR" style:text-underline-style="none" fo:font-weight="normal" fo:background-color="transparent" style:font-name-asian="Times New Roman" style:font-size-asian="12pt" style:language-asian="zh" style:country-asian="CN" style:font-name-complex="Times1" style:font-size-complex="12pt" style:language-complex="ar" style:country-complex="SA" fo:hyphenate="false" fo:hyphenation-remain-char-count="2" fo:hyphenation-push-char-count="2"/>
    </style:style>
    <style:style style:name="P20" style:family="paragraph" style:parent-style-name="Reference">
      <style:paragraph-properties fo:margin-top="0.0835in" fo:margin-bottom="0in" fo:text-align="justify" style:justify-single-word="false" fo:orphans="2" fo:widows="2" fo:hyphenation-ladder-count="no-limit" style:writing-mode="lr-tb"/>
      <style:text-properties fo:hyphenate="false" fo:hyphenation-remain-char-count="2" fo:hyphenation-push-char-count="2"/>
    </style:style>
    <style:style style:name="P21" style:family="paragraph" style:parent-style-name="Standard" style:list-style-name="L1">
      <style:text-properties fo:language="pt" fo:country="BR" style:font-size-asian="10.5pt"/>
    </style:style>
    <style:style style:name="P22" style:family="paragraph" style:parent-style-name="Standard">
      <style:paragraph-properties fo:text-align="justify" style:justify-single-word="false"/>
      <style:text-properties fo:font-variant="normal" fo:text-transform="none" fo:color="#222222" style:font-name="arial" fo:font-size="9.75pt" fo:letter-spacing="normal" fo:font-style="normal" fo:font-weight="normal"/>
    </style:style>
    <style:style style:name="P23" style:family="paragraph" style:parent-style-name="Standard" style:list-style-name="L2">
      <style:paragraph-properties fo:text-align="justify" style:justify-single-word="false"/>
      <style:text-properties fo:color="#000000" style:font-name="Liberation Serif" fo:font-size="12pt" fo:language="pt" fo:country="BR" fo:font-weight="normal" fo:background-color="transparent" style:font-name-asian="Times New Roman" style:font-size-asian="12pt" style:font-name-complex="Times1" style:font-size-complex="12pt"/>
    </style:style>
    <style:style style:name="P24" style:family="paragraph" style:parent-style-name="Standard" style:list-style-name="L3">
      <style:paragraph-properties fo:text-align="justify" style:justify-single-word="false"/>
      <style:text-properties fo:color="#000000" style:font-name="Liberation Serif" fo:font-size="12pt" fo:language="pt" fo:country="BR" fo:font-weight="bold" fo:background-color="transparent" style:font-name-asian="Times New Roman" style:font-size-asian="12pt" style:font-weight-asian="bold" style:font-name-complex="Times1" style:font-size-complex="12pt" style:font-weight-complex="bold"/>
    </style:style>
    <style:style style:name="P25" style:family="paragraph" style:parent-style-name="Standard">
      <style:paragraph-properties fo:text-align="justify" style:justify-single-word="false"/>
      <style:text-properties fo:color="#000000" fo:language="pt" fo:country="BR" style:font-size-asian="10.5pt"/>
    </style:style>
    <style:style style:name="T1" style:family="text">
      <style:text-properties fo:color="#000000"/>
    </style:style>
    <style:style style:name="T2" style:family="text">
      <style:text-properties fo:color="#000000" style:font-size-complex="12pt"/>
    </style:style>
    <style:style style:name="T3" style:family="text">
      <style:text-properties fo:color="#000000" fo:font-size="12pt" fo:language="en" fo:country="US" style:text-underline-style="none" style:font-name-asian="Times New Roman1" style:font-size-asian="12pt" style:language-asian="zh" style:country-asian="CN" style:font-name-complex="Times" style:font-size-complex="10pt" style:language-complex="ar" style:country-complex="SA"/>
    </style:style>
    <style:style style:name="T4" style:family="text">
      <style:text-properties fo:color="#000000" fo:font-size="12pt" fo:language="en" fo:country="US" fo:font-style="italic" style:text-underline-style="none" style:font-name-asian="Times New Roman1" style:font-size-asian="12pt" style:language-asian="zh" style:country-asian="CN" style:font-name-complex="Times" style:font-size-complex="10pt" style:language-complex="ar" style:country-complex="SA"/>
    </style:style>
    <style:style style:name="T5" style:family="text">
      <style:text-properties fo:color="#000000" fo:language="en" fo:country="US" style:text-underline-style="none" style:font-name-asian="Times New Roman1" style:font-size-asian="12pt" style:language-asian="zh" style:country-asian="CN" style:font-name-complex="Times" style:font-size-complex="10pt" style:language-complex="ar" style:country-complex="SA"/>
    </style:style>
    <style:style style:name="T6" style:family="text">
      <style:text-properties fo:color="#000000" style:font-name="Liberation Serif" fo:font-size="12pt" fo:language="pt" fo:country="BR" style:text-underline-style="none" fo:font-weight="normal" fo:background-color="transparent" style:font-name-asian="Times New Roman" style:font-size-asian="12pt" style:language-asian="zh" style:country-asian="CN" style:font-name-complex="Times1" style:font-size-complex="12pt" style:language-complex="ar" style:country-complex="SA"/>
    </style:style>
    <style:style style:name="T7" style:family="text">
      <style:text-properties fo:color="#000000" style:font-name="Liberation Serif" fo:font-size="12pt" fo:language="pt" fo:country="BR" style:text-underline-style="none" fo:font-weight="normal" fo:background-color="transparent" style:font-name-asian="Times New Roman" style:font-size-asian="10.5pt" style:language-asian="zh" style:country-asian="CN" style:font-name-complex="Times1" style:font-size-complex="12pt" style:language-complex="ar" style:country-complex="SA"/>
    </style:style>
    <style:style style:name="T8" style:family="text">
      <style:text-properties fo:color="#000000" style:font-name="Liberation Serif" fo:font-size="12pt" fo:language="pt" fo:country="BR" style:text-underline-style="none" fo:font-weight="normal" fo:background-color="#ffff00" style:font-name-asian="Times New Roman" style:font-size-asian="10.5pt" style:language-asian="zh" style:country-asian="CN" style:font-name-complex="Times1" style:font-size-complex="12pt" style:language-complex="ar" style:country-complex="SA"/>
    </style:style>
    <style:style style:name="T9" style:family="text">
      <style:text-properties fo:color="#000000" style:font-name="Liberation Serif" fo:font-size="12pt" fo:language="pt" fo:country="BR" fo:font-weight="normal" fo:background-color="transparent" style:font-name-asian="Times New Roman" style:font-size-asian="12pt" style:font-name-complex="Times1" style:font-size-complex="12pt"/>
    </style:style>
    <style:style style:name="T10" style:family="text">
      <style:text-properties fo:color="#000000" style:font-name="Liberation Serif" fo:font-size="12pt" fo:language="pt" fo:country="BR" fo:font-weight="normal" fo:background-color="transparent" style:font-name-asian="Times New Roman" style:font-size-asian="12pt" style:font-name-complex="Times" style:font-size-complex="12pt"/>
    </style:style>
    <style:style style:name="T11" style:family="text">
      <style:text-properties fo:color="#000000" style:font-name="Liberation Serif" fo:font-size="12pt" fo:language="pt" fo:country="BR" fo:font-style="italic" fo:font-weight="normal" fo:background-color="transparent" style:font-name-asian="Times New Roman" style:font-size-asian="12pt" style:font-style-asian="italic" style:font-name-complex="Times1" style:font-size-complex="12pt" style:font-style-complex="italic"/>
    </style:style>
    <style:style style:name="T12" style:family="text">
      <style:text-properties fo:color="#000000" style:font-name="Liberation Serif" fo:font-size="12pt" fo:language="en" fo:country="US" style:text-underline-style="none" fo:font-weight="normal" fo:background-color="transparent" style:font-name-asian="Times New Roman1" style:font-size-asian="12pt" style:language-asian="zh" style:country-asian="CN" style:font-name-complex="Times" style:font-size-complex="10pt" style:language-complex="ar" style:country-complex="SA"/>
    </style:style>
    <style:style style:name="T13" style:family="text">
      <style:text-properties fo:color="#000000" style:font-name="Liberation Serif" fo:font-size="12pt" fo:language="en" fo:country="US" fo:font-style="normal" style:text-underline-style="none" fo:font-weight="normal" fo:background-color="transparent" style:font-name-asian="Times New Roman1" style:font-size-asian="12pt" style:language-asian="zh" style:country-asian="CN" style:font-style-asian="normal" style:font-name-complex="Times" style:font-size-complex="10pt" style:language-complex="ar" style:country-complex="SA" style:font-style-complex="normal"/>
    </style:style>
    <style:style style:name="T14" style:family="text">
      <style:text-properties fo:color="#000000" style:font-name="Liberation Serif" fo:font-size="12pt" fo:font-style="italic" fo:font-weight="normal" fo:background-color="transparent" style:font-name-asian="Times New Roman" style:font-size-asian="12pt" style:font-style-asian="italic" style:font-name-complex="Times1" style:font-size-complex="12pt" style:font-style-complex="italic"/>
    </style:style>
    <style:style style:name="T15" style:family="text">
      <style:text-properties fo:color="#000000" style:font-name="Liberation Serif" fo:font-size="12pt" fo:language="pt" fo:country="PT" fo:font-weight="normal" fo:background-color="transparent" style:font-name-asian="Times New Roman" style:font-size-asian="12pt" style:font-name-complex="Times1" style:font-size-complex="12pt"/>
    </style:style>
    <style:style style:name="T16" style:family="text">
      <style:text-properties fo:color="#000000" style:font-name="Liberation Serif" fo:font-size="12pt" fo:language="pt" fo:country="PT" fo:font-style="normal" fo:font-weight="normal" fo:background-color="transparent" style:font-name-asian="Times New Roman" style:font-size-asian="12pt" style:font-style-asian="normal" style:font-name-complex="Times1" style:font-size-complex="12pt" style:font-style-complex="normal"/>
    </style:style>
    <style:style style:name="T17" style:family="text">
      <style:text-properties fo:color="#000000" style:font-name="Liberation Serif" fo:font-size="12pt" fo:language="pt" fo:country="PT" fo:font-style="normal" fo:font-weight="normal" fo:background-color="#ffff00" style:font-name-asian="Times New Roman" style:font-size-asian="12pt" style:font-style-asian="normal" style:font-name-complex="Times1" style:font-size-complex="12pt" style:font-style-complex="normal"/>
    </style:style>
    <style:style style:name="T18" style:family="text">
      <style:text-properties fo:color="#000000" style:font-name="Liberation Serif" fo:font-size="12pt" fo:font-style="normal" fo:font-weight="normal" fo:background-color="transparent" style:font-name-asian="Times New Roman" style:font-size-asian="12pt" style:font-style-asian="normal" style:font-name-complex="Times1" style:font-size-complex="12pt" style:font-style-complex="normal"/>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ize="12pt" fo:language="en" fo:country="US" style:font-name-asian="Times New Roman1" style:font-size-asian="12pt" style:language-asian="zh" style:country-asian="CN" style:font-name-complex="Times" style:font-size-complex="10pt" style:language-complex="ar" style:country-complex="SA"/>
    </style:style>
    <style:style style:name="T22" style:family="text">
      <style:text-properties fo:font-size="12pt" style:font-size-asian="12pt"/>
    </style:style>
    <style:style style:name="T23" style:family="text">
      <style:text-properties fo:font-size="12pt" fo:font-style="normal" style:font-size-asian="12pt" style:font-style-asian="normal" style:font-style-complex="normal"/>
    </style:style>
    <style:style style:name="T24" style:family="text">
      <style:text-properties fo:font-size="12pt" fo:font-style="italic" style:font-size-asian="12pt" style:font-style-asian="italic" style:font-style-complex="italic"/>
    </style:style>
    <style:style style:name="T25" style:family="text">
      <style:text-properties fo:font-style="normal" style:font-style-asian="normal" style:font-style-complex="normal"/>
    </style:style>
    <style:style style:name="T26" style:family="text">
      <style:text-properties fo:language="pt" fo:country="BR"/>
    </style:style>
    <style:style style:name="T27" style:family="text">
      <style:text-properties fo:language="pt" fo:country="BR" style:font-size-asian="10.5pt"/>
    </style:style>
    <style:style style:name="T28" style:family="text">
      <style:text-properties style:font-name="Liberation Serif"/>
    </style:style>
    <style:style style:name="T29" style:family="text">
      <style:text-properties style:font-name="Liberation Serif" fo:font-size="12pt" fo:font-weight="normal" fo:background-color="transparent" style:font-name-asian="Times New Roman" style:font-size-asian="12pt" style:font-name-complex="Times New Roman" style:font-size-complex="12pt"/>
    </style:style>
    <style:style style:name="T30" style:family="text">
      <style:text-properties style:font-name="Liberation Serif" fo:font-size="12pt" fo:font-weight="normal" fo:background-color="transparent" style:font-name-asian="Times New Roman" style:font-size-asian="12pt" style:font-name-complex="Times" style:font-size-complex="12pt"/>
    </style:style>
    <style:style style:name="T31" style:family="text">
      <style:text-properties style:font-name="Liberation Serif" fo:font-size="12pt" fo:font-weight="normal" fo:background-color="transparent" style:font-name-asian="Times New Roman" style:font-size-asian="12pt" style:font-name-complex="Times1" style:font-size-complex="12pt"/>
    </style:style>
    <style:style style:name="T32" style:family="text">
      <style:text-properties style:font-name="Liberation Serif" fo:font-size="12pt" fo:font-weight="normal" fo:background-color="transparent" style:font-name-asian="Times New Roman" style:font-name-complex="Times" style:font-size-complex="12pt"/>
    </style:style>
    <style:style style:name="T33" style:family="text">
      <style:text-properties style:font-name="Liberation Serif" fo:font-size="12pt" fo:font-weight="normal" fo:background-color="#ffff00" style:font-name-asian="Times New Roman" style:font-size-asian="12pt" style:font-name-complex="Times1" style:font-size-complex="12pt"/>
    </style:style>
    <style:style style:name="T34" style:family="text">
      <style:text-properties style:font-name="Liberation Serif" fo:font-size="12pt" fo:font-weight="normal" fo:background-color="#ffff00" style:font-name-asian="Times New Roman" style:font-size-asian="12pt" style:font-name-complex="Times" style:font-size-complex="12pt"/>
    </style:style>
    <style:style style:name="T35" style:family="text">
      <style:text-properties style:font-name="Liberation Serif" fo:font-size="12pt" fo:font-style="italic" fo:font-weight="normal" fo:background-color="transparent" style:font-name-asian="Times New Roman" style:font-size-asian="12pt" style:font-style-asian="italic" style:font-name-complex="Times New Roman" style:font-size-complex="12pt"/>
    </style:style>
    <style:style style:name="T36" style:family="text">
      <style:text-properties style:font-name="Liberation Serif" fo:font-size="12pt" fo:font-style="italic" fo:font-weight="normal" fo:background-color="transparent" style:font-name-asian="Times New Roman" style:font-size-asian="12pt" style:font-style-asian="italic" style:font-name-complex="Times1" style:font-size-complex="12pt"/>
    </style:style>
    <style:style style:name="T37" style:family="text">
      <style:text-properties style:font-name="Liberation Serif" fo:font-size="12pt" fo:language="en" fo:country="US" fo:font-style="normal" fo:font-weight="normal" fo:background-color="transparent" style:font-name-asian="Times New Roman1" style:font-size-asian="12pt" style:language-asian="zh" style:country-asian="CN" style:font-style-asian="normal" style:font-name-complex="Times" style:font-size-complex="10pt" style:language-complex="ar" style:country-complex="SA" style:font-style-complex="normal"/>
    </style:style>
    <style:style style:name="T38" style:family="text">
      <style:text-properties style:font-name="Liberation Serif" fo:font-size="12pt" fo:language="en" fo:country="US" fo:font-style="normal" fo:font-weight="normal" fo:background-color="transparent" style:font-name-asian="Times New Roman1" style:font-size-asian="12pt" style:language-asian="zh" style:country-asian="CN" style:font-style-asian="normal" style:font-weight-asian="normal" style:font-name-complex="Times" style:font-size-complex="10pt" style:language-complex="ar" style:country-complex="SA" style:font-style-complex="normal" style:font-weight-complex="normal"/>
    </style:style>
    <style:style style:name="T39" style:family="text">
      <style:text-properties style:font-name="Liberation Serif" fo:font-weight="normal" fo:background-color="transparent"/>
    </style:style>
    <style:style style:name="T40" style:family="text">
      <style:text-properties fo:language="pt" fo:country="PT"/>
    </style:style>
    <style:style style:name="T41" style:family="text">
      <style:text-properties fo:language="pt" fo:country="PT" fo:font-style="italic" style:font-style-asian="italic" style:font-style-complex="italic"/>
    </style:style>
    <style:style style:name="T42" style:family="text">
      <style:text-properties fo:font-variant="normal" fo:text-transform="none" fo:letter-spacing="normal" fo:font-style="normal"/>
    </style:style>
    <style:style style:name="T43" style:family="text">
      <style:text-properties fo:font-variant="normal" fo:text-transform="none" fo:letter-spacing="normal" fo:font-style="italic"/>
    </style:style>
    <style:style style:name="T4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865028741" text:style-name="L1">
        <text:list-item>
          <text:p text:style-name="P21">Introdução</text:p>
          <text:list>
            <text:list-item>
              <text:p text:style-name="P21">Sistemas computacionais e comunicação / Como computadores lidam com linguagem (natural e artificial)?</text:p>
              <text:list>
                <text:list-item>
                  <text:p text:style-name="P21">Computadores, em um curto espaço de tempo, já está presente em praticamente todas as áreas de conhecimento e produção.</text:p>
                </text:list-item>
                <text:list-item>
                  <text:p text:style-name="P21">Porém, existem domínios nos quais os computadores e técnicas ainda não se desenvolveram o suficiente para se tornarem parte do dia a dia: como a linguagem</text:p>
                </text:list-item>
                <text:list-item>
                  <text:p text:style-name="P21">Área de interesse da IA</text:p>
                  <text:list>
                    <text:list-item>
                      <text:p text:style-name="P21">Teste de Turing, um dos primeiros testes de inteligência para um computador, dos mais elegantes e até hoje discutido e controverso.</text:p>
                    </text:list-item>
                    <text:list-item>
                      <text:p text:style-name="P21">Da empolgação e intenção de recriar a inteligência humana de forma completa (top-down), à grande dificuldade da tarefa e divisão em sub-problemas (bottom-up)</text:p>
                      <text:list>
                        <text:list-item>
                          <text:p text:style-name="P21">Abordagem top-down</text:p>
                        </text:list-item>
                        <text:list-item>
                          <text:p text:style-name="P21">Previsões otimistas – Hipótese dos símbolos físicos</text:p>
                        </text:list-item>
                        <text:list-item>
                          <text:p text:style-name="P21">Representação nesse cenário (como representar o mundo físico/mundo real para os computadores?)</text:p>
                        </text:list-item>
                        <text:list-item>
                          <text:p text:style-name="P21">Sistemas especialistas</text:p>
                        </text:list-item>
                        <text:list-item>
                          <text:p text:style-name="P21">Críticas – Problema da fundamentação do símbolo</text:p>
                        </text:list-item>
                        <text:list-item>
                          <text:p text:style-name="P21">Abordagem bottom-up</text:p>
                        </text:list-item>
                        <text:list-item>
                          <text:p text:style-name="P21">Representação aqui</text:p>
                        </text:list-item>
                        <text:list-item>
                          <text:p text:style-name="P21">Linguagem continua sendo um problema</text:p>
                        </text:list-item>
                      </text:list>
                    </text:list-item>
                  </text:list>
                </text:list-item>
                <text:list-item>
                  <text:p text:style-name="P21">Nesse contexto, surgem vários tipos de experimentos sintéticos, e, em especial os experimentos em emergência da comunicação</text:p>
                  <text:list>
                    <text:list-item>
                      <text:p text:style-name="P21">Tecnicas utilizadas nesses experimentos</text:p>
                    </text:list-item>
                    <text:list-item>
                      <text:p text:style-name="P21">Objetivos e avanços nas pesqusias</text:p>
                    </text:list-item>
                    <text:list-item>
                      <text:p text:style-name="P21">Representação quase sempre negligenciada</text:p>
                    </text:list-item>
                  </text:list>
                </text:list-item>
                <text:list-item>
                  <text:p text:style-name="P21">Área de interesse também para outros ramos de conhecimento </text:p>
                </text:list-item>
              </text:list>
            </text:list-item>
            <text:list-item>
              <text:p text:style-name="P21">Proposta/Objetivos/O que fizemos e qual a contribuição esperada</text:p>
            </text:list-item>
            <text:list-item>
              <text:p text:style-name="P21">Relevância científica e tecnológica da pesquisa </text:p>
              <text:list>
                <text:list-item>
                  <text:p text:style-name="P21">Como agentes artificiais podem se comunicar por meio de linguagem natural? (Importância tecnológica)</text:p>
                </text:list-item>
                <text:list-item>
                  <text:p text:style-name="P21">Como surge e se devenvolve a linguagem humana? (Importância científica)</text:p>
                </text:list-item>
              </text:list>
            </text:list-item>
          </text:list>
        </text:list-item>
      </text:list>
      <text:p text:style-name="P1"/>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text:span text:style-name="T27"><text:tab/>A história dos computadores e da Ciência da Computação é bastante recente, se a compararmos com áreas da ciência como a física e a biologia, por exemplo. Mesmo assim, nesse relativo curto espaço de tempo, tanto as máquinas quanto as técnicas utilizadas se desenvolveram de tal modo que os computadores se tornaram muito populares, e hoje estão inseridos de alguma forma em praticamente todas as áreas de atuação humana: de produção industrial à pesquisas acadêmicas, passando por comunicação e entretenimento. Tal popularidade se deve, em grande parte, à grande flexibilidade que os computadores possuem, uma vez que podem ser programados para excutarem tarefas das mais </text:span><text:span text:style-name="T26">diversas</text:span><text:span text:style-name="T27">, e com restrições específicas a cada domínio onde irá atuar. Entretanto, existem alguns domínios para os quais os computadores e as técnicas existentes parecem ainda não serem desenvolvidos o suficiente para dar um tratamento adequado. Esse é particularmente o caso da linguagem. Questões sobre como os computadores podem lidar com a liguagem, sobre como podem se comunicar (com humanos ou outras máquinas), e se podem se comunicar através de linguagem natural como fazem os humanos, são questões que acompanham a Ciência da Computação, especificamente sua subárea, Inteligência Artificial (IA), <text:s/>em praticamente toda a sua história, e para as quais ainda não existem respostas consolidadas.</text:span></text:p>
      <text:p text:style-name="P2"><text:tab/><text:span text:style-name="T2">A Inteligência Artificial (IA) surge em meados da década de 1950, definindo um novo sub campo de pesquisa da Ciência da Computação, envolvendo o estudo e o desenvolvimento de máquinas e programas inteligentes [1]</text:span><text:span text:style-name="T1">. É dessa época o famoso Teste de Turing. Nesse teste um juiz humano conversa em linguagem natural com um humano e com uma máquina, através de um terminal, sem saber previamente quem está conversando com ele. A máquina é criada com o propósito de ter comportamento idêntico ao humano e, caso o juiz não consiga distinguir entre o humano e a máquina, a máquina passa no teste [2]. Apesar de algumas críticas recentes sofridas pelo Teste de Turing, como em [3], e da discussão sobre o que seria realmente inteligência, o fato é que, apesar de inúmeras tentativas e avanços, até os dias atuais nenhum computador foi capaz de passar por esse teste. Diante desses insucessos, seria rasoável assumir que não é tarefa fácil para um computador lidar com linguagem natural e interagir através de comunicação da mesma forma de alguns sistemas naturais (como os humanos) o fazem. </text:span></text:p>
      <text:p text:style-name="P3"><text:tab/>Mas podemos perceber que o Teste de Turing não diz respeito apenas a linguagem e comunicação, mas à inteligência humana como um todo. Essa é uma das características que marcaram as primeiras décadas da IA. Estavam lançando esforços em processos cognitivos de alto nível, como raciocínio e linguagem, e seus objetivos e expectativas era de que em pouco tempo fossem capazes de desenvolver máquinas e programas que replicassem completamente a inteligência humana. Exemplo desse grande otimismo é uma declaração de Simon, em 1965, afirmando que dentro de 20 anos as máquinas seriam capazes de realizar qualquer trabalho realizado por um ser humano [4]. Esse pensamento de replicação de inteligência de alto nível é uma das características da IA Clássica, que predominou como abordagem utilizada entre os primeiros pesquisadores da IA. </text:p>
      <text:p text:style-name="P3"><text:tab/>A IA Clássica também é conhecida como IA Simbólica, pelo fato de ter adotado uma abordagem baseada em símbolos, que representariam conhecimento, para tentar construir sistemas com inteligência de alto nível [5]. E e<text:span text:style-name="T29">m 1976 Newell e Simon formulam a Hipótese dos Sistemas de Símbolos Físicos, segundo a qual sistemas capazes de manipular símbolos e fazer inferências sobre eles teriam o necessário e suficiente para toda e qualquer ação inteligente [6]. Essa afirmação equipa manipulação sintática de representações símbólicas à inteligência. Ela refletia, contudo, o pensamento da época, segundo o qual símbolos dentro de máquinas que fossem capazes de manipula-los seria o caminho para a ação inteligente. </text:span></text:p>
      <text:p text:style-name="P3"><text:span text:style-name="T29"><text:tab/>Nessa abordagem os símbolos (definidos como padrões físicos) representam conhecimento para as máquinas, e fazem a tradução do mundo externo para o computador. Foi utilizando essa abordagem que surgiram os sistemas especialistas, que tiveram relativo sucesso na época e existem até hoje. Esses </text:span><text:soft-page-break/><text:span text:style-name="T29">sistemas tem como principal objetivo simular a estratégia de solução de um especialista humano em algum tipo de problema. Esses sistemas são abastecidos com uma grande base de conhecimento sobre o </text:span><text:span text:style-name="T29">domínio específico que irá atuar, recebem então uma situação problema e, utilizando seu conjunto de operadores e regras, deve apontar uma solução. Um fato importante em relação a esses sistemas é que tanto a inserção de dados quanto a interpretação da solução apontada pelo sistema devem ser realizadas por operadores humanos.</text:span></text:p>
      <text:p text:style-name="P3"><text:span text:style-name="T29"><text:tab/>Várias críticas à abordagem utilizada pela IA Simbólica surgiram então, e uma das principais aponta justamente para o fato de que os símbolos eram inseridos e interpretados por operadores humanos, sem nada significarem para as próprias máquinas que os manipulavam. Esse problema é conhecido como O </text:span><text:span text:style-name="T35">Problema da Fundamentação do Símbolo</text:span><text:span text:style-name="T29"> [7], que questiona como estabelecer para a máquina, relação entre a representação de algo, e aquilo que está sendo representado. Surgem então outras abordagens, dentre elas a </text:span><text:span text:style-name="T31">chamada </text:span><text:span text:style-name="T36">Nouvelle AI </text:span><text:span text:style-name="T31">(Nova IA), cujas principais ideias, em oposição a IA Clássica, consistem de que ações inteligentes mais complexas devem emergir de ações mais simples, em interação do agente artificial com o ambiente, inclusive com outros agentes, defendendo a ideia de um agente situado e incorporado [11], [19] + </text:span><text:span text:style-name="T33">(Brooks, New Approaches to Robotics | Ziemke, Rethinking Grounding )</text:span><text:span text:style-name="T31">. Além disso, percebeu-se que o objetivo de replicar a inteligência humana de forma completa em um curto espaço de tempo era ireal, considerando-se</text:span><text:span text:style-name="T30"> o tamanho e à complexidade da tarefa, que foi sendo melhor compreendida ao longo dos anos. Por isso, atualmente pouco ou nada é proposto no sentido de replicar a inteligência ou o comportamento humano de forma completa, e os problemas relacionados são geralmente divididos em sub-problemas bem definidos (como representação do conhecimento, processamento de linguagem natural, aprendizado, planejamento, navegação, percepção e inteligência social), e tratados de maneira separada [8].</text:span></text:p>
      <text:p text:style-name="P6"/>
      <text:p text:style-name="P10">Motivações</text:p>
      <text:p text:style-name="P4"><text:span text:style-name="T31"><text:tab/>Seguindo essa abordagem, vários experimentos </text:span><text:span text:style-name="T33">têm sido realizados</text:span><text:span text:style-name="T31">, tanto em robôs físicos quanto em robôs e agentes simulados, em todas essas sub-áreas relacionadas. Dentre esses experimentos, vêm ganhando destaque os experimentos que simulam a emergência de linguagem e comunicação entre agentes artificiais [9], [10], [11] (</text:span><text:span text:style-name="T33">verificar se existe uma revisão mais recente que a de wagner</text:span><text:span text:style-name="T31">). As motivações para a realização desses experimentos tem diversas naturezas, e podem ser descritos como uma mão dupla: podem ser úteis para ajudar a entender como surgiu a linguagem e os primeiros sitemas de comunicação humana, um desafio científico bastante importante, desde que a linguagem e a forma como os humanos se comunicam é algo que os distigue dos outros animais, além de ser algo fortemente ligado ao conceito de inteligência [21]; e podem também ser úteis para construir sistemas artificiais que possam lidar apropriadamente com linguagem [25]. Nesse caso, <text:s/>seria possível criar novas tecnologias que explorariam esse recurso das mais diversas formas, além de beneficiar várias tecnologias já existentes, dentre estes estão engenhos de busca, sistemas de armazenamento e recuperação de informação (como bancos de dados), tradutores automáticos, comunicação entre agentes artificiais e interações homem-máquina em linguagem natural. </text:span></text:p>
      <text:p text:style-name="P8"><text:tab/>Experimentos sintéticos vêm se consolidando como uma abordagem científica para que pesquisadores de várias áreas de conhecimento validem seus testes e teorias, podendo também serem utilizados como um laboratório experimental, no qual é possível modificar parâmetros e verificar as mudanças nos resultados [23], [24]. Em particular, experimentos sintéticos podem oferecer contribuição para várias áreas interessadas na compreensão da linguagem, e estão sendo bastante utilizados, por exemplo, em estudos sobre a origem e evolução da linguagem, fornecendo novos métodos para que os pesquisadores possam realizar testes e experimentos que seriam impossíveis de serem realizados de maneira real [22]. </text:p>
      <text:p text:style-name="P12"><text:span text:style-name="T9"><text:tab/>Por outro lado, na busca de avanços tecnológicos estratégicos, agências e corporações voltadas </text:span><text:soft-page-break/><text:span text:style-name="T9">para pesquisas estão cada vez investindo mais em programas que auxiliem no avanço da utilização de computadores em aplicações que necessitem do uso de linguagem, principalmente linguagem natural humana. O DARPA, Agencia </text:span><text:bookmark text:name="result_box"/><text:span text:style-name="T9">de </text:span><text:span text:style-name="T40">Projetos de Pesquisa Avançada de Defesa (</text:span><text:span text:style-name="T41">Defense Advanced Research Projects Agency</text:span><text:span text:style-name="T40">), órgão de pesquisa ligado ao departamento de defesa norte americano, por exemplo, vem lançando sucessivas chamadas e programas nesse sentido. Em 2008 o </text:span><text:span text:style-name="T9">DARPA lançou uma chamada intitulada</text:span><text:span text:style-name="T10">: ‘Aprendizado Computacional de Representações Linguísticas do Mundo Físico’. Nessa chamada, podemos destacar o interesse principal por novas propostas para superar as dificuldades existentes em lidar com linguagem em computadores, já que, mesmo que algumas máquinas já tenham superando o poder de processamento do cérebro humano, ainda há um dificuldade muito grande para que computadores associem construções linguísticas com objetos, conceitos e ações no mundo físico [26]. Em 2011 é lançada a chamada para o projeto BOLT</text:span><text:span text:style-name="T9"> (</text:span><text:span text:style-name="T11">Broad Operational Language Translation </text:span><text:span text:style-name="T9">). O objetivo desse projeto é desenvolver </text:span><text:bookmark text:name="result_box1"/><text:span text:style-name="T9">uma </text:span><text:span text:style-name="T15">tecnologia capaz de traduzir vários idiomas, recuperar informações a partir do material traduzido, e permitir a comunicação bilíngüe via fala ou escrita. Um dos objetivos específicos diz que deve haver “</text:span><text:bookmark text:name="result_box2"/><text:span text:style-name="T15">pesquisa em aquisição da linguagem semântica profunda, usando visão robótica e informações táteis como entrada para a aprendizagem experiencial de objetos, ações e conseqüências” ([27] tradução nossa).</text:span><text:span text:style-name="T9"> E em 2012 é lançada a chamada para o projeto DEFT (</text:span><text:span text:style-name="T11">Deep Exploration and Filtering of Text </text:span><text:span text:style-name="T9">), que tem o objetivo de desenvolver uma <text:s/>tecnologia para compreensão profunda de linguagem natural de forma automatizada, que deve procurar pelo significado de textos, podendo fazer uso de suas informações mais relevantes [28]. Da mesma forma, corporações privadas também buscam aprimorar tecnologias voltadas ao uso de linguagem pelo computador. A Microsoft, por exemplo, dedica um grupo de pesquisa ao tema (o grupo </text:span><text:span text:style-name="T14">Knowledge and Language</text:span><text:span text:style-name="T18">), e tem como seus principais objetivos </text:span><text:bookmark text:name="result_box3"/><text:span text:style-name="T18">o </text:span><text:span text:style-name="T16">desenvolvimento e integração de tecnologias de áreas como o Processamento Natural de Linguagem, mineração de texto, aprendizagem de máquina, extração de conhecimento e representação do conhecimento [</text:span><text:span text:style-name="T17">R</text:span><text:span text:style-name="T16">]. </text:span></text:p>
      <text:p text:style-name="P12"><text:span text:style-name="T16"><text:tab/>A Sociedade Brasileira de Computação (SBC) realizou em 2006, 2009 e 2013 seminários sobre os grandes desafios da computação, com principal objetivo de direcionar as pesquisas na área de computação [</text:span><text:span text:style-name="T17">R</text:span><text:span text:style-name="T16">]. Dentre os temas recorrentes entre os desafios apresentados estão: multilinguismo, aprendizagem de máquinas, interface homem-máquina, processamento de linguagem natural, mineração de dados, recuperação de informação e busca semântica. A inclusão desses temas nesses desafios demostra a importância que vem sendo dada à pesquisas que tratam de forma direta (como o processamento de linguagem natural) ou indireta (como a recuperação de informação) a maneira como os computadores lidam com linguagem. </text:span></text:p>
      <text:p text:style-name="P22"/>
      <text:list xml:id="list731623706" text:style-name="L2">
        <text:list-item>
          <text:p text:style-name="P23">Foruns e instituições científicas internacionais sobre como computadores lidam com linguagem</text:p>
        </text:list-item>
      </text:list>
      <text:p text:style-name="P7"/>
      <text:p text:style-name="P9">Objetivos</text:p>
      <text:p text:style-name="P3"><text:span text:style-name="T31"><text:tab/>Na comunicação existe algo que é transmitido de um agente falante (emissor de algum tipo de sinal, não necessariamente fala humana) para um agente ouvinte (receptor de algum tipo de sinal, não necessariamente sonoro), e aquilo que é recebido pelo ouvinte produz algum efeito nele. É possível então que o sinal recebido pelo ouvinte seja uma representação para este? E se de fato for, que tipo <text:s/>de representação seria? Essas questões, no entanto, são raramente abordadas nos trabalhos que apresentam experimentos computacionais que tratam de comunicação e linguagem. Assim, os processos representativos que podem estar ocorrendo nos agentes, ou o que de fato seriam para o sistema os sinais emitidos pelos agentes, praticamente não são </text:span><text:span text:style-name="T30">discutidos. </text:span></text:p>
      <text:p text:style-name="P3"><text:span text:style-name="T30"><text:tab/>Entendemos que para avançar nas pesquisas sobre comunicação e linguagem com agentes artificiais e, implicitamente, ajudar no avanço científico e tecnológico já citados ateriormente no texto, </text:span><text:soft-page-break/><text:span text:style-name="T30">pode ser de grande ajuda ter uma melhor compreensão do que ocorre durante os experimentos. Nesse sentido, entender os processos representativos que se ocorrem nesses experimentos pode ser um aspecto chave para esse objetivo. No presente trabalho pretendemos estudar e analisar os processos de representação em </text:span><text:span text:style-name="T34">experimentos (ou experimento?)</text:span><text:span text:style-name="T30"> de emergência de comunicação em agentes artificiais já realizados previamente, nos propondo assim a contribuir e a dialogar com essa comunidade, podendo complementar as análises e descobertas já realizadas por outros pesquisadores, e desenvolver uma metodologia que possa ser também utilizada pela comunidade ao analisar seus experimentos.</text:span><text:span text:style-name="T32"> </text:span></text:p>
      <text:p text:style-name="P3"><text:span text:style-name="T31"><text:tab/> Para realizar esse objetivo, dois pontos devem estar bem definidos. Um deles é em relação ao conceito de representação, e o outro diz respeito aos critérios adotados para seleção dos experimentos que serão replicados e analisados. A temática da representação é bastante recorrente na IA desde sua origem, gerando discussões importantes, como a fundamentação do símbolo, na IA Simbólica [7], e a própria necessidade de representação para o comportamento inteligente, na Nova IA [20], e que permanece como uma questão aberta até hoje. Ainda, representação, como discutiremos no capítulo 2, não é um termo plenamente definido no domínio da computação, e seu significado pode variar a depender do autor e/ou do contexto no qual está sendo utilizado. Por outro lado, a seimótica, que utiliza o termo técnico signo para designar representação, procura definir e classificar os tipos de signo existentes (</text:span><text:span text:style-name="T33">nota: Sebeok Thomas diz que: Representação é o uso deliberado de signos para algum propósito</text:span><text:span text:style-name="T31">) [29]. Nesse trabalho o conceito de representação é central, e devemos defini-lo de modo claro e suficientemente abrangente. Aqui iremos utilizar como base para essa definição a teoria sígnica de Charles Sanders Peirce. </text:span></text:p>
      <text:p text:style-name="P7"><text:tab/>Para selecionar os experimentos que serão replicados e avaliados, devem abordar a emergência de comunicação em comunidades de agentes artificiais, de forma que nem todos os aspectos do sistema de comunicação estejam pré-definido, mas que haja emergência de comunicação, seja através de aprendizado, de evolução ou de alguma outra técnica utilizada. De fato, quanto menor a quantidade de pré-definições no experimento, melhor poderemos avaliar os processos envolvidos na emergência da comunicação. Além disso, também serão critérios de escolha a importância na comunidade, a atualidade da pesquisa, e a relevância para esse trabalho.</text:p>
      <text:p text:style-name="P7"/>
      <text:p text:style-name="P9">Organização</text:p>
      <text:p text:style-name="P7"/>
      <text:list xml:id="list1265849409" text:style-name="L3">
        <text:list-item>
          <text:p text:style-name="P24">Representação: <text:span text:style-name="T44">Nesse capítulo faremos uma discussão teórica sobre a representação. Iniciaremos com uma retrospectiva do uso do termo e de seu lugar de destaque em vários estudos e momentos da IA. <text:s/>Após essa discussão apresentaremos pontos relevantes da teoria semiótica de C. S. Pierce para esse trabalho, procurando mostrar sua definição de signo, assim como sua classificação básica de ícone, índice e símbolo. Ao final do capítulo é feito um apanhado geral, deixando explícito o que entenderemos por representação no restante da dissertação.</text:span></text:p>
          <text:p text:style-name="P24"><text:span text:style-name="T44"><text:s text:c="2"/></text:span></text:p>
        </text:list-item>
        <text:list-item>
          <text:p text:style-name="P24">Comunicação e pesquisas computacionais: <text:span text:style-name="T44">Aqui mostraremos como simulações computacionais (experimentos sintéticos) estão sendo utilizados em pesquisas sobre comunicação e linguagem. Inicialmente mostraremos porque várias áreas do conhecimento estão utilizando experimentos sintéticos para auxiliar seus estudos. Depois introduziremos, de forma geral, os experimentos que abordam a emergência da comunicação em agentes artificiais, apresentando suas principais características e técnicas utilizadas.</text:span></text:p>
          <text:p text:style-name="P24"><text:span text:style-name="T44"/></text:p>
        </text:list-item>
        <text:list-item>
          <text:p text:style-name="P24"><text:soft-page-break/>Experimento replicado: <text:span text:style-name="T44">Nesse capítulo discutimos a escolha do experimento que foi replicado. Quais suas vantagens e desvantagens, as características específicas e sua relevância para a comunidade. Ele será descrito em detalhes, de forma que o leitor possa ter um conhecimento profundo do experimento original. Em seguida será descrito como implementamos a réplica e quais modificações foram feitas a fim de obter as respostas desejadas e, ainda nesse capítulo, serão apresentados os resultados obtidos na replicação do experimento.</text:span></text:p>
          <text:p text:style-name="P24"><text:span text:style-name="T44"/></text:p>
        </text:list-item>
        <text:list-item>
          <text:p text:style-name="P24">Análises e discussões: <text:span text:style-name="T44">Esse capítulo pretende estabelecer conexão entre a teoria apresentada e os resultados encontrados, procurando assim responder às principais questões levantadas no presente trabalho: se houve de fato algum tipo de representação no processo comunicativo analisado; se essa representação emergiu ou já estava presente desde o começo do experimento; se manteve sempre do mesmo tipo, ou se modificou ao longo da simulação; se e como os resultados podem auxiliar no melhor entendimento desse tipo de experimento, e se é possível replicar a metodologia utilizada para outros experimentos similares.</text:span></text:p>
          <text:p text:style-name="P24"><text:span text:style-name="T44"/></text:p>
        </text:list-item>
        <text:list-item>
          <text:p text:style-name="P24">Conclusão: <text:span text:style-name="T44">Finalizamos a dissertação avaliando quais diálogos e contribuições nosso trabalho pode fomentar na comunidade de pesquisadores, e também para os avanços científicos e tecnológicos da área. E ainda serão apresentadas as expectativas de trabalhos futuros, tais como novos experimentos a serem realizados, revisão de metodologia e novas investigações a serem realizadas. </text:span></text:p>
        </text:list-item>
      </text:list>
      <text:p text:style-name="P7"/>
      <text:p text:style-name="P7"/>
      <text:p text:style-name="P3"><text:span text:style-name="T31"><text:tab/>Apesar de tantos esforços, ainda existem várias questões em aberto nessa área [</text:span><text:span text:style-name="T33">R</text:span><text:span text:style-name="T31">]. Neste trabalho pretendemos contribuir</text:span></text:p>
      <text:p text:style-name="P6"/>
      <text:p text:style-name="P7">Chamada de 2008, BOLT(2011) (citar o TRANSTAC?), DEFT(2012) / ver</text:p>
      <text:p text:style-name="P7"><text:a xlink:type="simple" xlink:href="http://www.slate.com/articles/technology/future_tense/2012/05/darpa_s_transtac_bolt_and_other_machine_translation_programs_search_for_meaning_.html">http://www.slate.com/articles/technology/future_tense/2012/05/darpa_s_transtac_bolt_and_other_machine_translation_programs_search_for_meaning_.html</text:a> e falar da importância das máquinas entenderem 'significado' das palavras.</text:p>
      <text:p text:style-name="P7"/>
      <text:p text:style-name="P7"><text:tab/>Miscrosoft: <text:a xlink:type="simple" xlink:href="http://research.microsoft.com/en-us/projects/dlnlp/">http://research.microsoft.com/en-us/projects/dlnlp/</text:a></text:p>
      <text:p text:style-name="P6"><text:tab/></text:p>
      <text:p text:style-name="P7">O objetivo da IA tem sido descrito como uma mão dupla: desenvolver sistemas úteis que sejam considerados inteligentes, e ajudar a entender a inteligância humana. Da mesma forma acontece com a linguagem, e esses mesmos experimentos que podem ser úteis para ajudar a entender como surgiu a linguagem e os primeiros sitemas de comunicação humana, podem também ser úteis para construir sistemas artificiais que possam lidar apropriadamente com linguagem [25]. Nesse caso, várias tecnologias já existentes se beneficiariam de sistemas com tal característica, dentre estes estão engenhos de busca, sistemas de armazenamento e recuperação de informação (como bancos de dados), tradutores automáticos, comunicação entre agentes artificiais e interações homem-máquina em linguagem natural. Além do avanço em tecnologias existentes, seria possível criar novas tecnologias que explorariam esse recurso das mais diversas formas.</text:p>
      <text:p text:style-name="P5"/>
      <text:p text:style-name="P13">[1] <text:bookmark text:name="CITEREFMcCarthyMinskyRochesterShannon195"/>McCarthy, J.; Minsky, M.; Rochester, N.; Shannon, C. (1955). A Proposal for the Dartmouth Summer Research Project on Artificial Intelligence.</text:p>
      <text:p text:style-name="P13">[2] Turing, A. M. (1950). Computing machinery and intelligence. <text:span text:style-name="T19">Mind</text:span>, 59, 433-460.</text:p>
      <text:p text:style-name="P14"><text:soft-page-break/>[3] French, R. M. (2012). Moving Beyond the Turing Test.</text:p>
      <text:p text:style-name="P14">[4]<text:span text:style-name="T21"> </text:span><text:bookmark text:name="CITEREFSimon1965"/><text:span text:style-name="Internet_20_link"><text:span text:style-name="T3">Simon, H. A.</text:span></text:span> (1965). <text:span text:style-name="T25">The Shape of Automation for Men and Management.</text:span> New York: Harper &amp; Row.</text:p>
      <text:p text:style-name="P14">[5]<text:span text:style-name="T21"> </text:span><text:bookmark text:name="CITEREFSimon19651"/><text:span text:style-name="T21">Steels, L. Intelligence with Representation.</text:span></text:p>
      <text:p text:style-name="P15"><text:span text:style-name="T28">[6] </text:span><text:span text:style-name="T39">NEWELL, A.; SIMON, H. (1976) Computer science as empirical enquiry: symbols and search.Communications of the Association for Computing Machinery, v. 19, p. 113–126.</text:span></text:p>
      <text:p text:style-name="P14">[7] Harnad, S. (1990). The symbol grounding problem. <text:span text:style-name="T19">Physica D</text:span>, v. 42, p. 335–346.</text:p>
      <text:p text:style-name="P14">[8] Brooks, R. (1991). Intelligence without reason. In <text:span text:style-name="T19">Proceedings of the 12th International Joint Conference on Artificial Intelligence</text:span> - IJCAI-91 (pp. 569–595). San Mateo, CA: Morgan Kauffmann.</text:p>
      <text:p text:style-name="P15">[9] Steels L. (2003) <text:span text:style-name="T25">Evolving grounded communication for robots</text:span>. <text:span text:style-name="T19">Trends in Cognitive Science</text:span>. 7(7): 308-312.</text:p>
      <text:p text:style-name="P15">[10] Nolfi, S. &amp; Mirolli, M., Eds. (2010). <text:span text:style-name="T25">Evolution of Communication and Language in Embodied Agents</text:span>. Springer.</text:p>
      <text:p text:style-name="P15">[11] Wagner at al 2003</text:p>
      <text:p text:style-name="P17">[12] <text:span text:style-name="T22">Cangelosi A., &amp; Parisi D. (1998). </text:span><text:span text:style-name="T23">The emergence of a "language" in an evolving population of neural networks</text:span><text:span text:style-name="T22">. </text:span><text:span text:style-name="T24">Connection Science</text:span><text:span text:style-name="T22">, 10(2), 83-97.</text:span></text:p>
      <text:p text:style-name="P16">[13] Mirolli, M., Parisi, D. (2005): <text:span text:style-name="T25">How can we explain the emergence of a language that benefits the hearer but not the speaker?</text:span> <text:span text:style-name="T20">Connection Science</text:span>, 17(3-4): 307-324. </text:p>
      <text:p text:style-name="P16">[14] Mirolli, M., Parisi, D. (2008): <text:span text:style-name="T25">How producer biases can favor the evolution of communication: An analysis of evolutionary dynamics.</text:span> <text:span text:style-name="T20">Adaptive Behavior</text:span>, 16(1): 27-52. </text:p>
      <text:p text:style-name="P16">[15] Floreano, D., Mitri, S., Magnenat, S., &amp; Keller, L. (2007). <text:span text:style-name="T25">Evolutionary conditions for the emergence of communication in robots.</text:span> <text:span text:style-name="T19">Current Biology</text:span>, 17, 514–519.</text:p>
      <text:p text:style-name="P16">[16] Marocco, D. &amp; Nolfi, S. (2007). Emergence of communication in embodied agents evolved for the ability to solve a collective navigation problem. <text:span text:style-name="T19">Connection Science</text:span>, 19(1), 53–74.</text:p>
      <text:p text:style-name="P16">[17] Marocco, D. &amp; Nolfi, S. (2007). Emergence of communication in embodied agents evolved for the ability to solve a collective navigation problem. <text:span text:style-name="T19">Connection Science</text:span>, 19(1), 53–74.</text:p>
      <text:p text:style-name="P16">[18] Beer, R. D. (2003). The dynamics of active categorical perception in an evolved model agent. <text:span text:style-name="T19">Adaptive Behavior</text:span>, 11(4):209–243.</text:p>
      <text:p text:style-name="P16">[19] Brooks, R. A.; Stein L. A. (1994) <text:span text:style-name="T25">Building Brains for Bodie</text:span><text:span text:style-name="T19">. Autonomous Robots</text:span> (1:1), pp. 7–25.</text:p>
      <text:p text:style-name="P16">[20] Brooks, R. (1991). Intelligence without representation. <text:span text:style-name="T19">Artificial Intelligence</text:span>, 47(1-3), 139–159.</text:p>
      <text:p text:style-name="P20"><text:span text:style-name="T5">[21] </text:span><text:span text:style-name="T3">Lieberman, P. (1998) </text:span><text:span text:style-name="T4">Eve Spoke: Human Language and Human Evolution,</text:span><text:span text:style-name="T3"> W.W. Norton, New York, p. 5.</text:span></text:p>
      <text:p text:style-name="P16">[22] Cangelosi A &amp; Parisi D. (Eds.). Simulating the Evolution of Language, London: Springer, 2001 .</text:p>
      <text:p text:style-name="P16">[23] Bedau, M. (1998). Philosophical content and method of artificial life. In T. Bynum &amp; J. Moor (Eds.), The Digital Phoenix: How Computers are Changing Philosophy (pp. 135–152). Oxford: Blackwell Publishers. </text:p>
      <text:p text:style-name="P20"><text:span text:style-name="T3">[24] </text:span><text:span text:style-name="T6"><text:s/>(Steels, 1997)</text:span></text:p>
      <text:p text:style-name="P20"><text:soft-page-break/><text:span text:style-name="T6">[25] </text:span><text:span text:style-name="T7">(Brooks, New Approaches to Robotics)</text:span></text:p>
      <text:p text:style-name="P20"><text:span text:style-name="T12">[26] DARPA (2008). Rfi sn 08-52: Computer learning of linguistic representations of the physical world (cllr). IPTO Solicitations. Disponível em: </text:span><text:a xlink:type="simple" xlink:href="https://www.fbo.gov/spg/ODA/DARPA/CMO/SN08-52/listing.html"><text:span text:style-name="Internet_20_link"><text:span text:style-name="T37">https://www.fbo.gov/spg/ODA/</text:span></text:span></text:a><text:a xlink:type="simple" xlink:href="https://www.fbo.gov/spg/ODA/DARPA/CMO/SN08-52/listing.html"><text:span text:style-name="Internet_20_link"><text:span text:style-name="T38">DARPA</text:span></text:span></text:a><text:a xlink:type="simple" xlink:href="https://www.fbo.gov/spg/ODA/DARPA/CMO/SN08-52/listing.html"><text:span text:style-name="Internet_20_link"><text:span text:style-name="T37">/CMO/SN08-52/listing.html</text:span></text:span></text:a><text:span text:style-name="T13">‎</text:span><text:span text:style-name="T12">.</text:span></text:p>
      <text:p text:style-name="P20"><text:span text:style-name="T7">[27] DARPA (2011). I2O BOLT – Broad Agency Annoucement. Disponível em: </text:span><text:a xlink:type="simple" xlink:href="https://www.fbo.gov/utils/view?id=dfb543e2e101dd4288f538ea2af9da56">https://www.fbo.gov/utils/view?id=dfb543e2e101dd4288f538ea2af9da56</text:a><text:span text:style-name="T7"> <text:s/></text:span><text:span text:style-name="T8">(25/07/2014)</text:span></text:p>
      <text:p text:style-name="P20"><text:span text:style-name="T7">[28] DARPA (2012). BAA-12-47 DEFT - Deep Exploration and Filtering of Text. Disponível em: </text:span><text:a xlink:type="simple" xlink:href="https://www.fbo.gov/utils/view?id=9645b2e015a728609daff66561339622">https://www.fbo.gov/utils/view?id=9645b2e015a728609daff66561339622</text:a><text:span text:style-name="T7"> <text:s/></text:span><text:span text:style-name="T8">(25/07/2014)</text:span></text:p>
      <text:p text:style-name="P19"><text:span text:style-name="T42">[29] Sebeok, T. A. (2001). </text:span><text:span text:style-name="T43">Signs: An introduction to semiotics</text:span><text:span text:style-name="T42">. University of Toronto Press.</text:span></text:p>
      <text:p text:style-name="P18">Knowledge and Language Group - http://research.microsoft.com/en-us/groups/k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arial" svg:font-family="arial,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1" svg:font-family="Times, '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Reference" style:family="paragraph" style:parent-style-name="Standard">
      <style:paragraph-properties fo:margin="100%" fo:margin-left="0.1972in" fo:margin-right="0in" fo:margin-top="0in" fo:margin-bottom="0in" fo:text-indent="-0.1972in" style:auto-text-indent="false"/>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nte_20_parág._20_padrão1" style:display-name="Fonte parág. padrão1" style:family="text"/>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01T22:45:47</dc:date>
    <meta:generator>LibreOffice/3.5$Linux_X86_64 LibreOffice_project/350m1$Build-2</meta:generator>
    <meta:editing-duration>P6DT6H17M52S</meta:editing-duration>
    <meta:editing-cycles>52</meta:editing-cycles>
    <meta:document-statistic meta:table-count="0" meta:image-count="0" meta:object-count="0" meta:page-count="8" meta:paragraph-count="85" meta:word-count="3551" meta:character-count="24236" meta:non-whitespace-character-count="20753"/>
  </office:meta>
</office:document-meta>
</file>